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41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6.94972222222222cm" style:use-optimal-column-width="true"/>
    </style:style>
    <style:style style:name="co3" style:family="table-column">
      <style:table-column-properties fo:break-before="auto" style:column-width="2.24013888888889cm" style:use-optimal-column-width="true"/>
    </style:style>
    <style:style style:name="co4" style:family="table-column">
      <style:table-column-properties fo:break-before="auto" style:column-width="1.46402777777778cm" style:use-optimal-column-width="true"/>
    </style:style>
    <style:style style:name="co5" style:family="table-column">
      <style:table-column-properties fo:break-before="auto" style:column-width="1.23472222222222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bl_siswa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1">
            <text:p>nis</text:p>
          </table:table-cell>
          <table:table-cell office:value-type="string" table:style-name="ce1">
            <text:p>nama</text:p>
          </table:table-cell>
          <table:table-cell office:value-type="string" table:style-name="ce1">
            <text:p>tempat_lahir</text:p>
          </table:table-cell>
          <table:table-cell office:value-type="string" table:style-name="ce1">
            <text:p>tgl_lahir</text:p>
          </table:table-cell>
          <table:table-cell office:value-type="string" table:style-name="ce1">
            <text:p>id_kelas</text:p>
          </table:table-cell>
          <table:table-cell office:value-type="string" table:style-name="ce1">
            <text:p>id_spp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000001</text:p>
          </table:table-cell>
          <table:table-cell office:value-type="string" table:style-name="ce1">
            <text:p>ABDILLAH SINATRIA</text:p>
          </table:table-cell>
          <table:table-cell office:value-type="string" table:style-name="ce1">
            <text:p>Kuningan</text:p>
          </table:table-cell>
          <table:table-cell office:value-type="date" office:date-value="2005-01-01T00:00:00" table:style-name="ce3">
            <text:p>2005-01-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000002</text:p>
          </table:table-cell>
          <table:table-cell office:value-type="string" table:style-name="ce1">
            <text:p>AISAH NUR`AINI</text:p>
          </table:table-cell>
          <table:table-cell office:value-type="string" table:style-name="ce1">
            <text:p>Kuningan</text:p>
          </table:table-cell>
          <table:table-cell office:value-type="date" office:date-value="2005-01-01T00:00:00" table:style-name="ce3">
            <text:p>2005-01-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000003</text:p>
          </table:table-cell>
          <table:table-cell office:value-type="string" table:style-name="ce1">
            <text:p>AMELIA NUR MEILIANY</text:p>
          </table:table-cell>
          <table:table-cell office:value-type="string" table:style-name="ce1">
            <text:p>Kuningan</text:p>
          </table:table-cell>
          <table:table-cell office:value-type="date" office:date-value="2005-01-01T00:00:00" table:style-name="ce3">
            <text:p>2005-01-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000004</text:p>
          </table:table-cell>
          <table:table-cell office:value-type="string" table:style-name="ce1">
            <text:p>ANGGIE SRI HANDHINI</text:p>
          </table:table-cell>
          <table:table-cell office:value-type="string" table:style-name="ce1">
            <text:p>Kuningan</text:p>
          </table:table-cell>
          <table:table-cell office:value-type="date" office:date-value="2005-01-01T00:00:00" table:style-name="ce3">
            <text:p>2005-01-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000005</text:p>
          </table:table-cell>
          <table:table-cell office:value-type="string" table:style-name="ce1">
            <text:p>DENDI HERDIANA</text:p>
          </table:table-cell>
          <table:table-cell office:value-type="string" table:style-name="ce1">
            <text:p>Kuningan</text:p>
          </table:table-cell>
          <table:table-cell office:value-type="date" office:date-value="2005-01-01T00:00:00" table:style-name="ce3">
            <text:p>2005-01-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000006</text:p>
          </table:table-cell>
          <table:table-cell office:value-type="string" table:style-name="ce1">
            <text:p>DEWI KHAERUNNISA</text:p>
          </table:table-cell>
          <table:table-cell office:value-type="string" table:style-name="ce1">
            <text:p>Kuningan</text:p>
          </table:table-cell>
          <table:table-cell office:value-type="date" office:date-value="2005-01-01T00:00:00" table:style-name="ce3">
            <text:p>2005-01-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000007</text:p>
          </table:table-cell>
          <table:table-cell office:value-type="string" table:style-name="ce1">
            <text:p>FAUZAN DWI MULYONO</text:p>
          </table:table-cell>
          <table:table-cell office:value-type="string" table:style-name="ce1">
            <text:p>Kuningan</text:p>
          </table:table-cell>
          <table:table-cell office:value-type="date" office:date-value="2005-01-01T00:00:00" table:style-name="ce3">
            <text:p>2005-01-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000008</text:p>
          </table:table-cell>
          <table:table-cell office:value-type="string" table:style-name="ce1">
            <text:p>HAFID MUROFI</text:p>
          </table:table-cell>
          <table:table-cell office:value-type="string" table:style-name="ce1">
            <text:p>Kuningan</text:p>
          </table:table-cell>
          <table:table-cell office:value-type="date" office:date-value="2005-01-01T00:00:00" table:style-name="ce3">
            <text:p>2005-01-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000009</text:p>
          </table:table-cell>
          <table:table-cell office:value-type="string" table:style-name="ce1">
            <text:p>HILDATUN SA`DIYAH</text:p>
          </table:table-cell>
          <table:table-cell office:value-type="string" table:style-name="ce1">
            <text:p>Kuningan</text:p>
          </table:table-cell>
          <table:table-cell office:value-type="date" office:date-value="2005-01-01T00:00:00" table:style-name="ce3">
            <text:p>2005-01-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000010</text:p>
          </table:table-cell>
          <table:table-cell office:value-type="string" table:style-name="ce1">
            <text:p>ILHAM SUDRAJAT</text:p>
          </table:table-cell>
          <table:table-cell office:value-type="string" table:style-name="ce1">
            <text:p>Kuningan</text:p>
          </table:table-cell>
          <table:table-cell office:value-type="date" office:date-value="2005-01-01T00:00:00" table:style-name="ce3">
            <text:p>2005-01-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000011</text:p>
          </table:table-cell>
          <table:table-cell office:value-type="string" table:style-name="ce1">
            <text:p>IRNA KURNIASIH</text:p>
          </table:table-cell>
          <table:table-cell office:value-type="string" table:style-name="ce1">
            <text:p>Kuningan</text:p>
          </table:table-cell>
          <table:table-cell office:value-type="date" office:date-value="2005-01-01T00:00:00" table:style-name="ce3">
            <text:p>2005-01-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000012</text:p>
          </table:table-cell>
          <table:table-cell office:value-type="string" table:style-name="ce1">
            <text:p>LARAS AYU LISTIANI</text:p>
          </table:table-cell>
          <table:table-cell office:value-type="string" table:style-name="ce1">
            <text:p>Kuningan</text:p>
          </table:table-cell>
          <table:table-cell office:value-type="date" office:date-value="2005-01-01T00:00:00" table:style-name="ce3">
            <text:p>2005-01-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000013</text:p>
          </table:table-cell>
          <table:table-cell office:value-type="string" table:style-name="ce1">
            <text:p>LELIS NURLAELI</text:p>
          </table:table-cell>
          <table:table-cell office:value-type="string" table:style-name="ce1">
            <text:p>Kuningan</text:p>
          </table:table-cell>
          <table:table-cell office:value-type="date" office:date-value="2005-01-01T00:00:00" table:style-name="ce3">
            <text:p>2005-01-0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000014</text:p>
          </table:table-cell>
          <table:table-cell office:value-type="string" table:style-name="ce1">
            <text:p>MAULIDA FATHIYA ZAEN</text:p>
          </table:table-cell>
          <table:table-cell office:value-type="string" table:style-name="ce1">
            <text:p>Kuningan</text:p>
          </table:table-cell>
          <table:table-cell office:value-type="date" office:date-value="2005-01-01T00:00:00" table:style-name="ce3">
            <text:p>2005-01-0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000015</text:p>
          </table:table-cell>
          <table:table-cell office:value-type="string" table:style-name="ce1">
            <text:p>MEILDA SUPRIANI</text:p>
          </table:table-cell>
          <table:table-cell office:value-type="string" table:style-name="ce1">
            <text:p>Kuningan</text:p>
          </table:table-cell>
          <table:table-cell office:value-type="date" office:date-value="2005-01-01T00:00:00" table:style-name="ce3">
            <text:p>2005-01-0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000016</text:p>
          </table:table-cell>
          <table:table-cell office:value-type="string" table:style-name="ce1">
            <text:p>MELA DWI CAHYANI</text:p>
          </table:table-cell>
          <table:table-cell office:value-type="string" table:style-name="ce1">
            <text:p>Kuningan</text:p>
          </table:table-cell>
          <table:table-cell office:value-type="date" office:date-value="2005-01-01T00:00:00" table:style-name="ce3">
            <text:p>2005-01-0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000017</text:p>
          </table:table-cell>
          <table:table-cell office:value-type="string" table:style-name="ce1">
            <text:p>MELDA EGIS TIANI</text:p>
          </table:table-cell>
          <table:table-cell office:value-type="string" table:style-name="ce1">
            <text:p>Kuningan</text:p>
          </table:table-cell>
          <table:table-cell office:value-type="date" office:date-value="2005-01-01T00:00:00" table:style-name="ce3">
            <text:p>2005-01-0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000018</text:p>
          </table:table-cell>
          <table:table-cell office:value-type="string" table:style-name="ce1">
            <text:p>MELLY MELINDA</text:p>
          </table:table-cell>
          <table:table-cell office:value-type="string" table:style-name="ce1">
            <text:p>Kuningan</text:p>
          </table:table-cell>
          <table:table-cell office:value-type="date" office:date-value="2005-01-01T00:00:00" table:style-name="ce3">
            <text:p>2005-01-0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000019</text:p>
          </table:table-cell>
          <table:table-cell office:value-type="string" table:style-name="ce1">
            <text:p>MUHAMAD NABIL FAIZ AMRULLAH</text:p>
          </table:table-cell>
          <table:table-cell office:value-type="string" table:style-name="ce1">
            <text:p>Kuningan</text:p>
          </table:table-cell>
          <table:table-cell office:value-type="date" office:date-value="2005-01-01T00:00:00" table:style-name="ce3">
            <text:p>2005-01-0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000020</text:p>
          </table:table-cell>
          <table:table-cell office:value-type="string" table:style-name="ce1">
            <text:p>MUHAMAD SYAKHA PERMANA ANGGARA</text:p>
          </table:table-cell>
          <table:table-cell office:value-type="string" table:style-name="ce1">
            <text:p>Kuningan</text:p>
          </table:table-cell>
          <table:table-cell office:value-type="date" office:date-value="2005-01-01T00:00:00" table:style-name="ce3">
            <text:p>2005-01-0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000021</text:p>
          </table:table-cell>
          <table:table-cell office:value-type="string" table:style-name="ce1">
            <text:p>NADIA APRIMAULIDIA</text:p>
          </table:table-cell>
          <table:table-cell office:value-type="string" table:style-name="ce1">
            <text:p>Kuningan</text:p>
          </table:table-cell>
          <table:table-cell office:value-type="date" office:date-value="2005-01-01T00:00:00" table:style-name="ce3">
            <text:p>2005-01-0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000022</text:p>
          </table:table-cell>
          <table:table-cell office:value-type="string" table:style-name="ce1">
            <text:p>NISA SOFIYYAH</text:p>
          </table:table-cell>
          <table:table-cell office:value-type="string" table:style-name="ce1">
            <text:p>Kuningan</text:p>
          </table:table-cell>
          <table:table-cell office:value-type="date" office:date-value="2005-01-01T00:00:00" table:style-name="ce3">
            <text:p>2005-01-0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000023</text:p>
          </table:table-cell>
          <table:table-cell office:value-type="string" table:style-name="ce1">
            <text:p>NOVI SRI AGUSTIANI</text:p>
          </table:table-cell>
          <table:table-cell office:value-type="string" table:style-name="ce1">
            <text:p>Kuningan</text:p>
          </table:table-cell>
          <table:table-cell office:value-type="date" office:date-value="2005-01-01T00:00:00" table:style-name="ce3">
            <text:p>2005-01-0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000024</text:p>
          </table:table-cell>
          <table:table-cell office:value-type="string" table:style-name="ce1">
            <text:p>PUTU NUR FAUZI</text:p>
          </table:table-cell>
          <table:table-cell office:value-type="string" table:style-name="ce1">
            <text:p>Kuningan</text:p>
          </table:table-cell>
          <table:table-cell office:value-type="date" office:date-value="2005-01-01T00:00:00" table:style-name="ce3">
            <text:p>2005-01-0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000025</text:p>
          </table:table-cell>
          <table:table-cell office:value-type="string" table:style-name="ce1">
            <text:p>RENI PUTRI HERATIADI</text:p>
          </table:table-cell>
          <table:table-cell office:value-type="string" table:style-name="ce1">
            <text:p>Kuningan</text:p>
          </table:table-cell>
          <table:table-cell office:value-type="date" office:date-value="2005-01-01T00:00:00" table:style-name="ce3">
            <text:p>2005-01-0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000026</text:p>
          </table:table-cell>
          <table:table-cell office:value-type="string" table:style-name="ce1">
            <text:p>RHAKA KHAIRUL FADILAH</text:p>
          </table:table-cell>
          <table:table-cell office:value-type="string" table:style-name="ce1">
            <text:p>Kuningan</text:p>
          </table:table-cell>
          <table:table-cell office:value-type="date" office:date-value="2005-01-01T00:00:00" table:style-name="ce3">
            <text:p>2005-01-0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000027</text:p>
          </table:table-cell>
          <table:table-cell office:value-type="string" table:style-name="ce1">
            <text:p>SIFA FAUZIAH</text:p>
          </table:table-cell>
          <table:table-cell office:value-type="string" table:style-name="ce1">
            <text:p>Kuningan</text:p>
          </table:table-cell>
          <table:table-cell office:value-type="date" office:date-value="2005-01-01T00:00:00" table:style-name="ce3">
            <text:p>2005-01-0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000028</text:p>
          </table:table-cell>
          <table:table-cell office:value-type="string" table:style-name="ce1">
            <text:p>SILVI NURMALA SARI</text:p>
          </table:table-cell>
          <table:table-cell office:value-type="string" table:style-name="ce1">
            <text:p>Kuningan</text:p>
          </table:table-cell>
          <table:table-cell office:value-type="date" office:date-value="2005-01-01T00:00:00" table:style-name="ce3">
            <text:p>2005-01-0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000029</text:p>
          </table:table-cell>
          <table:table-cell office:value-type="string" table:style-name="ce1">
            <text:p>SILVIA SRI LESTARI</text:p>
          </table:table-cell>
          <table:table-cell office:value-type="string" table:style-name="ce1">
            <text:p>Kuningan</text:p>
          </table:table-cell>
          <table:table-cell office:value-type="date" office:date-value="2005-01-01T00:00:00" table:style-name="ce3">
            <text:p>2005-01-0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000030</text:p>
          </table:table-cell>
          <table:table-cell office:value-type="string" table:style-name="ce1">
            <text:p>SINDI APRILIA PUTRI</text:p>
          </table:table-cell>
          <table:table-cell office:value-type="string" table:style-name="ce1">
            <text:p>Kuningan</text:p>
          </table:table-cell>
          <table:table-cell office:value-type="date" office:date-value="2005-01-01T00:00:00" table:style-name="ce3">
            <text:p>2005-01-0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000031</text:p>
          </table:table-cell>
          <table:table-cell office:value-type="string" table:style-name="ce1">
            <text:p>SITI AMINAH</text:p>
          </table:table-cell>
          <table:table-cell office:value-type="string" table:style-name="ce1">
            <text:p>Kuningan</text:p>
          </table:table-cell>
          <table:table-cell office:value-type="date" office:date-value="2005-01-01T00:00:00" table:style-name="ce3">
            <text:p>2005-01-0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000032</text:p>
          </table:table-cell>
          <table:table-cell office:value-type="string" table:style-name="ce1">
            <text:p>SITI FATIMAH</text:p>
          </table:table-cell>
          <table:table-cell office:value-type="string" table:style-name="ce1">
            <text:p>Kuningan</text:p>
          </table:table-cell>
          <table:table-cell office:value-type="date" office:date-value="2005-01-01T00:00:00" table:style-name="ce3">
            <text:p>2005-01-0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000033</text:p>
          </table:table-cell>
          <table:table-cell office:value-type="string" table:style-name="ce1">
            <text:p>SITI KAMILAENI</text:p>
          </table:table-cell>
          <table:table-cell office:value-type="string" table:style-name="ce1">
            <text:p>Kuningan</text:p>
          </table:table-cell>
          <table:table-cell office:value-type="date" office:date-value="2005-01-01T00:00:00" table:style-name="ce3">
            <text:p>2005-01-0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000034</text:p>
          </table:table-cell>
          <table:table-cell office:value-type="string" table:style-name="ce1">
            <text:p>SITI SALWA KAMELIA</text:p>
          </table:table-cell>
          <table:table-cell office:value-type="string" table:style-name="ce1">
            <text:p>Kuningan</text:p>
          </table:table-cell>
          <table:table-cell office:value-type="date" office:date-value="2005-01-01T00:00:00" table:style-name="ce3">
            <text:p>2005-01-0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000035</text:p>
          </table:table-cell>
          <table:table-cell office:value-type="string" table:style-name="ce1">
            <text:p>SITI ZEHRA RAUDA</text:p>
          </table:table-cell>
          <table:table-cell office:value-type="string" table:style-name="ce1">
            <text:p>Kuningan</text:p>
          </table:table-cell>
          <table:table-cell office:value-type="date" office:date-value="2005-01-01T00:00:00" table:style-name="ce3">
            <text:p>2005-01-0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000036</text:p>
          </table:table-cell>
          <table:table-cell office:value-type="string" table:style-name="ce1">
            <text:p>YAYANG KOMALASARI</text:p>
          </table:table-cell>
          <table:table-cell office:value-type="string" table:style-name="ce1">
            <text:p>Kuningan</text:p>
          </table:table-cell>
          <table:table-cell office:value-type="date" office:date-value="2005-01-01T00:00:00" table:style-name="ce3">
            <text:p>2005-01-0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number-rows-repeated="104853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41">
      <number:year number:style="long"/>
      <number:text>-</number:text>
      <number:month number:style="long"/>
      <number:text>-</number:text>
      <number:day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29</meta:generator>
    <meta:initial-creator>oya suryana</meta:initial-creator>
    <dc:creator>oya suryana</dc:creator>
    <meta:creation-date>2023-07-26T02:08:10Z</meta:creation-date>
    <dc:date>2023-07-26T02:17:45Z</dc:date>
  </office:meta>
</office:document-meta>
</file>